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8A9A94BE.png"/>
  <manifest:file-entry manifest:media-type="image/png" manifest:full-path="Pictures/10000000000001E000000168795CAA43.png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fill-gradient-name="Linear_20_blue_2f_white" draw:gradient-step-count="1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fill-gradient-name="Linear_20_blue_2f_white" draw:gradient-step-count="1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66" draw:secondary-fill-color="#99ccff" draw:fill-gradient-name="Gradient_20_7" draw:gradient-step-count="0" draw:fill-hatch-name="Hatch_20_1" draw:fill-hatch-solid="false" draw:fill-image-name="if_5f_blue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66" draw:secondary-fill-color="#99ccff" draw:fill-gradient-name="Gradient_20_7" draw:gradient-step-count="0" draw:fill-hatch-name="Hatch_20_1" draw:fill-hatch-solid="false" draw:fill-image-name="if_5f_blue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00" dr3d:vertical-segments="4" dr3d:edge-rounding="80%" dr3d:back-scale="100%" dr3d:end-angle="3600" dr3d:backface-culling="enabled" dr3d:close-front="true" dr3d:close-back="true" dr3d:normals-kind="flat" dr3d:normals-direction="inverse" dr3d:texture-filter="enabled" dr3d:diffuse-color="#00b8ff" dr3d:emissive-color="#333333" dr3d:specular-color="#4c4c4c" dr3d:shininess="30%" dr3d:shadow="hidden"/>
    </style:style>
    <style:style style:name="gr14" style:family="graphic" style:parent-style-name="standard">
      <style:graphic-properties draw:stroke="none" svg:stroke-color="#000000" draw:fill="none" draw:fill-color="#ffffff" draw:fill-image-name="if_5f_blue2" draw:fill-image-width="0cm" draw:fill-image-height="0cm" draw:auto-grow-height="true" draw:auto-grow-width="false" fo:max-height="0cm" fo:min-height="0cm"/>
    </style:style>
    <style:style style:name="gr15" style:family="graphic" style:parent-style-name="standard">
      <style:graphic-properties draw:fill="solid" draw:fill-color="#ffff99" draw:fill-image-name="if_5f_blue2" draw:fill-image-width="0cm" draw:fill-image-height="0cm" draw:textarea-horizontal-align="center" draw:textarea-vertical-align="middle"/>
    </style:style>
    <style:style style:name="gr16" style:family="graphic" style:parent-style-name="standard">
      <style:graphic-properties svg:stroke-color="#808080" draw:fill="solid" draw:fill-color="#cccccc" draw:fill-image-name="if_5f_blue2" draw:fill-image-width="0cm" draw:fill-image-height="0cm" draw:textarea-horizontal-align="center" draw:textarea-vertical-align="middle"/>
    </style:style>
    <style:style style:name="gr17" style:family="graphic" style:parent-style-name="standard">
      <style:graphic-properties svg:stroke-width="0.102cm" svg:stroke-color="#808080" draw:marker-start="Arrow" draw:marker-start-width="0.452cm" draw:marker-end="Arrow" draw:marker-end-width="0.452cm" draw:fill="solid" draw:fill-color="#999999" draw:fill-image-name="if_5f_blue2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02cm" draw:marker-start="Arrow" draw:marker-start-width="0.452cm" draw:marker-end="Arrow" draw:marker-end-width="0.452cm" draw:fill="bitmap" draw:fill-image-name="if_5f_blue2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8.7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4.05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subtitle">
      <style:graphic-properties draw:fill-color="#ffffff" draw:auto-grow-height="true" fo:min-height="2.85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3.609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color="#e6e6ff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color="#4c4c4c"/>
    </style:style>
    <style:style style:name="P13" style:family="paragraph">
      <style:paragraph-properties fo:text-align="center"/>
      <style:text-properties fo:color="#4c4c4c" fo:font-size="24pt" style:font-size-asian="24pt" style:font-size-complex="24pt"/>
    </style:style>
    <style:style style:name="P1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e6e6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4c4c4c" fo:font-size="24pt" style:font-size-asian="24pt" style:font-size-complex="24pt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212cm" text:min-label-width="0.076cm" style:vertical-pos="middle" style:vertical-rel="line" fo:width="0.535cm" fo:height="0.535cm"/>
      </text:list-level-style-image>
      <text:list-level-style-image text:level="2" xlink:href="Pictures/100002000000000A0000000ADDA84F49.gif" xlink:type="simple" xlink:show="embed" xlink:actuate="onLoad">
        <style:list-level-properties text:space-before="0.424cm" text:min-label-width="0.076cm" style:vertical-pos="middle" style:vertical-rel="line" fo:width="0.535cm" fo:height="0.535cm"/>
      </text:list-level-style-image>
      <text:list-level-style-image text:level="3" xlink:href="Pictures/100002000000000A0000000ADDA84F49.gif" xlink:type="simple" xlink:show="embed" xlink:actuate="onLoad">
        <style:list-level-properties text:space-before="0.636cm" text:min-label-width="0.076cm" style:vertical-pos="middle" style:vertical-rel="line" fo:width="0.535cm" fo:height="0.535cm"/>
      </text:list-level-style-image>
      <text:list-level-style-image text:level="4" xlink:href="Pictures/100002000000000A0000000ADDA84F49.gif" xlink:type="simple" xlink:show="embed" xlink:actuate="onLoad">
        <style:list-level-properties text:space-before="0.848cm" text:min-label-width="0.076cm" style:vertical-pos="middle" style:vertical-rel="line" fo:width="0.535cm" fo:height="0.535cm"/>
      </text:list-level-style-image>
      <text:list-level-style-image text:level="5" xlink:href="Pictures/100002000000000A0000000ADDA84F49.gif" xlink:type="simple" xlink:show="embed" xlink:actuate="onLoad">
        <style:list-level-properties text:space-before="1.06cm" text:min-label-width="0.076cm" style:vertical-pos="middle" style:vertical-rel="line" fo:width="0.535cm" fo:height="0.535cm"/>
      </text:list-level-style-image>
      <text:list-level-style-image text:level="6" xlink:href="Pictures/100002000000000A0000000ADDA84F49.gif" xlink:type="simple" xlink:show="embed" xlink:actuate="onLoad">
        <style:list-level-properties text:space-before="1.272cm" text:min-label-width="0.076cm" style:vertical-pos="middle" style:vertical-rel="line" fo:width="0.535cm" fo:height="0.535cm"/>
      </text:list-level-style-image>
      <text:list-level-style-image text:level="7" xlink:href="Pictures/100002000000000A0000000ADDA84F49.gif" xlink:type="simple" xlink:show="embed" xlink:actuate="onLoad">
        <style:list-level-properties text:space-before="1.484cm" text:min-label-width="0.076cm" style:vertical-pos="middle" style:vertical-rel="line" fo:width="0.535cm" fo:height="0.535cm"/>
      </text:list-level-style-image>
      <text:list-level-style-image text:level="8" xlink:href="Pictures/100002000000000A0000000ADDA84F49.gif" xlink:type="simple" xlink:show="embed" xlink:actuate="onLoad">
        <style:list-level-properties text:space-before="1.696cm" text:min-label-width="0.076cm" style:vertical-pos="middle" style:vertical-rel="line" fo:width="0.535cm" fo:height="0.535cm"/>
      </text:list-level-style-image>
      <text:list-level-style-image text:level="9" xlink:href="Pictures/100002000000000A0000000ADDA84F49.gif" xlink:type="simple" xlink:show="embed" xlink:actuate="onLoad">
        <style:list-level-properties text:space-before="1.908cm" text:min-label-width="0.076cm" style:vertical-pos="middle" style:vertical-rel="line" fo:width="0.535cm" fo:height="0.535cm"/>
      </text:list-level-style-image>
      <text:list-level-style-image text:level="10" xlink:href="Pictures/100002000000000A0000000ADDA84F49.gif" xlink:type="simple" xlink:show="embed" xlink:actuate="onLoad">
        <style:list-level-properties text:space-before="2.12cm" text:min-label-width="0.076cm" style:vertical-pos="middle" style:vertical-rel="line" fo:width="0.535cm" fo:height="0.535cm"/>
      </text:list-level-style-image>
    </text:list-style>
    <text:list-style style:name="L3">
      <text:list-level-style-number text:level="1" style:num-suffix="." style:num-format="1">
        <style:list-level-properties text:space-before="0.635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35cm" text:min-label-width="1.27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date-time-name="dtd1">
        <draw:frame presentation:style-name="pr1" draw:layer="layout" svg:width="12.771cm" svg:height="8.736cm" svg:x="7.319cm" svg:y="6.234cm" presentation:class="subtitle" presentation:user-transformed="true">
          <draw:text-box>
            <text:p><text:span text:style-name="T1">Genifer</text:span></text:p>
            <text:p/>
            <text:p><text:span text:style-name="T2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1" draw:layer="layout" svg:width="25.199cm" svg:height="4.055cm" svg:x="1.4cm" svg:y="4.914cm" presentation:class="subtitle" presentation:user-transformed="true">
          <draw:text-box>
            <text:p text:style-name="P1"><text:span text:style-name="T3">Abram's analogy: <text:s/></text:span><text:span text:style-name="T4">“self-programming* is like a snake eating its own tail”</text:span></text:p>
          </draw:text-box>
        </draw:frame>
        <draw:frame presentation:style-name="pr4" draw:text-style-name="P2" draw:layer="layout" svg:width="25.199cm" svg:height="3.473cm" svg:x="1.4cm" svg:y="0.854cm" presentation:class="title" presentation:user-transformed="true">
          <draw:text-box>
            <text:p><text:span text:style-name="T5">Closing the loop of</text:span><text:span text:style-name="T5"><text:line-break/></text:span><text:span text:style-name="T5">self-programming</text:span></text:p>
          </draw:text-box>
        </draw:frame>
        <draw:custom-shape draw:style-name="gr2" draw:text-style-name="P4" draw:layer="layout" svg:width="10.857cm" svg:height="5.65cm" svg:x="1.027cm" svg:y="9.358cm">
          <text:p text:style-name="P3"><text:span text:style-name="T6">One idea is to start</text:span></text:p>
          <text:p text:style-name="P3"><text:span text:style-name="T7">“</text:span><text:span text:style-name="T7">in medias res”</text:span></text:p>
          <text:p text:style-name="P3"><text:span text:style-name="T6">and pursue the</text:span></text:p>
          <text:p text:style-name="P3"><text:span text:style-name="T6">forward and backward</text:span></text:p>
          <text:p text:style-name="P3"><text:span text:style-name="T6">directions simultaneously</text:span></text:p>
          <draw:enhanced-geometry svg:viewBox="0 0 21600 21600" draw:text-areas="800 800 20800 20800" draw:type="round-rectangular-callout" draw:modifiers="33508.0493645238 18278.3932047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.838cm" svg:height="1.838cm" svg:x="19.652cm" svg:y="8.748cm">
          <text:p/>
          <draw:enhanced-geometry draw:glue-point-type="segments" draw:mirror-horizontal="true" draw:mirror-vertical="false" draw:type="mso-spt100" draw:modifiers="-36.6641567063427 26.07535558395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7.355cm" svg:height="4.978cm" svg:x="16.403cm" svg:y="9.279cm">
          <text:p/>
          <draw:enhanced-geometry svg:viewBox="0 0 21600 21600" draw:mirror-horizontal="true" draw:mirror-vertical="true" draw:type="block-arc" draw:modifiers="98.5153822236012 8626.2046922663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1.02cm" svg:height="0.742cm" draw:transform="rotate (-0.451342144566836) translate (19.315cm 8.907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6416.84622918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.279cm" svg:height="2.23cm" draw:transform="rotate (-0.777369648839314) translate (20.086cm 12.33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07.72640911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5" draw:layer="layout" svg:width="23.409cm" svg:height="2.855cm" svg:x="1.488cm" svg:y="17.305cm">
          <draw:text-box>
            <text:p text:style-name="P5"><text:span text:style-name="T3">*</text:span><text:span text:style-name="T8"> Eliezer Yudkowsky was among the first AGI researchers to recognize the significance of </text:span><text:span text:style-name="T9">RSI</text:span><text:span text:style-name="T8"> (recursive self-improvemen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><text:span text:style-name="T5">Closing the loop – 2</text:span></text:p>
          </draw:text-box>
        </draw:frame>
        <draw:custom-shape draw:style-name="gr6" draw:text-style-name="P3" draw:layer="layout" svg:width="5.486cm" svg:height="6.69cm" draw:transform="rotate (1.56014981835744) translate (9.269cm 13.686cm)">
          <text:p/>
          <draw:enhanced-geometry svg:viewBox="0 0 21600 21600" draw:mirror-horizontal="false" draw:mirror-vertical="false" draw:type="block-arc" draw:modifiers="-179.869088071994 8473.5048954852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5.486cm" svg:height="6.691cm" draw:transform="rotate (1.56014981835744) translate (9.179cm 13.819cm)">
          <text:p/>
          <draw:enhanced-geometry svg:viewBox="0 0 21600 21600" draw:mirror-horizontal="true" draw:mirror-vertical="false" draw:type="block-arc" draw:modifiers="-171.105129236745 8233.9611134536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1.838cm" svg:height="1.667cm" svg:x="11.892cm" svg:y="7.896cm">
          <text:p/>
          <draw:enhanced-geometry draw:glue-point-type="segments" draw:mirror-horizontal="true" draw:type="mso-spt100" draw:modifiers="-46.414182572509 31.43609241747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7.983cm" svg:height="4.081cm" svg:x="0.448cm" svg:y="9.911cm">
          <text:p text:style-name="P3"><text:span text:style-name="T10">?</text:span></text:p>
          <text:p text:style-name="P3"><text:span text:style-name="T6">… </text:span><text:span text:style-name="T6">what should be</text:span></text:p>
          <text:p text:style-name="P3"><text:span text:style-name="T6">the backward arc?</text:span></text:p>
          <draw:enhanced-geometry svg:viewBox="0 0 21600 21600" draw:text-areas="800 800 20800 20800" draw:type="round-rectangular-callout" draw:modifiers="25238.7775551102 6175.20823125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6" draw:layer="layout" svg:width="2.243cm" svg:height="1.614cm" svg:x="11.556cm" svg:y="12.502cm">
          <text:p text:style-name="P3"><text:span text:style-name="T11">inf</text:span></text:p>
        </draw:rect>
        <draw:custom-shape draw:style-name="gr2" draw:text-style-name="P4" draw:layer="layout" svg:width="6.279cm" svg:height="2.781cm" svg:x="5.067cm" svg:y="4.349cm">
          <text:p text:style-name="P3"><text:span text:style-name="T6">We try to close</text:span></text:p>
          <text:p text:style-name="P3"><text:span text:style-name="T6">the loop here</text:span></text:p>
          <draw:enhanced-geometry svg:viewBox="0 0 21600 21600" draw:text-areas="800 800 20800 20800" draw:type="round-rectangular-callout" draw:modifiers="25455.6687898089 25427.74982027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13.902cm" svg:height="4.395cm" svg:x="9.014cm" svg:y="15.875cm">
          <text:p text:style-name="P3"><text:span text:style-name="T6">This is our base </text:span><text:span text:style-name="T12">inf</text:span><text:span text:style-name="T6">erence egnine</text:span></text:p>
          <text:p text:style-name="P3"><text:span text:style-name="T6">written in a conventional</text:span></text:p>
          <text:p text:style-name="P3"><text:span text:style-name="T6">programming language (eg Lisp)</text:span></text:p>
          <draw:enhanced-geometry svg:viewBox="0 0 21600 21600" draw:text-areas="800 800 20800 20800" draw:type="round-rectangular-callout" draw:modifiers="5642.75336258361 -5503.1847133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9.507cm" svg:height="4.171cm" svg:x="17.938cm" svg:y="8.252cm">
          <text:p text:style-name="P3"><text:span text:style-name="T6">The inference engine</text:span></text:p>
          <text:p text:style-name="P3"><text:span text:style-name="T6">learns to do things</text:span></text:p>
          <text:p text:style-name="P3"><text:span text:style-name="T6">via </text:span><text:span text:style-name="T7">revising</text:span><text:span text:style-name="T6"> its </text:span><text:span text:style-name="T12">KB</text:span></text:p>
          <draw:enhanced-geometry svg:viewBox="0 0 21600 21600" draw:text-areas="800 800 20800 20800" draw:type="round-rectangular-callout" draw:modifiers="-5295.49852755574 15558.0057526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1.804cm" svg:height="1.602cm" draw:transform="rotate (-0.451342144566836) translate (11.365cm 7.319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948.52652259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><text:span text:style-name="T5">Closing the loop – 3</text:span></text:p>
          </draw:text-box>
        </draw:frame>
        <draw:custom-shape draw:style-name="gr6" draw:text-style-name="P3" draw:layer="layout" svg:width="5.486cm" svg:height="6.69cm" draw:transform="rotate (1.56014981835744) translate (11.224cm 12.475cm)">
          <text:p/>
          <draw:enhanced-geometry svg:viewBox="0 0 21600 21600" draw:mirror-horizontal="false" draw:mirror-vertical="false" draw:type="block-arc" draw:modifiers="-179.869088071994 8473.5048954852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5.486cm" svg:height="6.691cm" draw:transform="rotate (1.56014981835744) translate (11.134cm 12.608cm)">
          <text:p/>
          <draw:enhanced-geometry svg:viewBox="0 0 21600 21600" draw:mirror-horizontal="true" draw:mirror-vertical="false" draw:type="block-arc" draw:modifiers="-171.105129236745 8233.9611134536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1.838cm" svg:height="1.667cm" svg:x="13.76cm" svg:y="6.685cm">
          <text:p/>
          <draw:enhanced-geometry draw:glue-point-type="segments" draw:mirror-horizontal="true" draw:type="mso-spt100" draw:modifiers="-46.414182572509 31.43609241747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8" draw:layer="layout" svg:width="7.983cm" svg:height="5.829cm" svg:x="0.551cm" svg:y="4.978cm">
          <text:p text:style-name="P3"><text:span text:style-name="T12">KB := inf</text:span></text:p>
          <text:p text:style-name="P3"><text:span text:style-name="T13">(ie, re-write the</text:span></text:p>
          <text:p text:style-name="P3"><text:span text:style-name="T13">inference engine</text:span></text:p>
          <text:p text:style-name="P3"><text:span text:style-name="T13">as a KB)</text:span></text:p>
          <draw:enhanced-geometry svg:viewBox="0 0 21600 21600" draw:text-areas="800 800 20800 20800" draw:type="round-rectangular-callout" draw:modifiers="29851.503006012 15290.42881646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6" draw:layer="layout" svg:width="2.243cm" svg:height="1.614cm" svg:x="13.511cm" svg:y="11.291cm">
          <text:p text:style-name="P3"><text:span text:style-name="T11">inf</text:span></text:p>
        </draw:rect>
        <draw:custom-shape draw:style-name="gr2" draw:text-style-name="P4" draw:layer="layout" svg:width="7.22cm" svg:height="5.696cm" svg:x="20.149cm" svg:y="4.843cm">
          <text:p text:style-name="P3"><text:span text:style-name="T12">KB := KB'</text:span></text:p>
          <text:p text:style-name="P3"><text:span text:style-name="T6">(using machine</text:span></text:p>
          <text:p text:style-name="P3"><text:span text:style-name="T6">learning (ML) to</text:span></text:p>
          <text:p text:style-name="P3"><text:span text:style-name="T6">revise the KB)</text:span></text:p>
          <draw:enhanced-geometry svg:viewBox="0 0 21600 21600" draw:text-areas="800 800 20800 20800" draw:type="round-rectangular-callout" draw:modifiers="-7379.47652679684 17345.971563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1.804cm" svg:height="1.602cm" draw:transform="rotate (-0.451342144566836) translate (13.319cm 6.065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948.52652259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25.13cm" svg:height="2.927cm" svg:x="1.659cm" svg:y="14.844cm">
          <text:p text:style-name="P3"><text:span text:style-name="T12">Thus, we can use ML to learn / modify the AGI itself !</text:span></text:p>
          <draw:enhanced-geometry svg:viewBox="0 0 21600 21600" draw:text-areas="800 800 20800 20800" draw:type="round-rectangular-callout" draw:modifiers="6088.67136206279 339.344262295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draw:rect draw:style-name="gr11" draw:text-style-name="P3" draw:layer="layout" svg:width="1.749cm" svg:height="1.211cm" svg:x="21.384cm" svg:y="13.182cm">
          <text:p/>
        </draw:rect>
        <draw:rect draw:style-name="gr11" draw:text-style-name="P3" draw:layer="layout" svg:width="1.749cm" svg:height="1.211cm" svg:x="16.221cm" svg:y="14.353cm">
          <text:p/>
        </draw:rect>
        <draw:rect draw:style-name="gr11" draw:text-style-name="P3" draw:layer="layout" svg:width="1.749cm" svg:height="1.211cm" svg:x="14.889cm" svg:y="9.373cm">
          <text:p/>
        </draw:rect>
        <draw:frame presentation:style-name="pr6" draw:text-style-name="P2" draw:layer="layout" svg:width="25.199cm" svg:height="3.507cm" svg:x="1.4cm" svg:y="0.837cm" presentation:class="title">
          <draw:text-box>
            <text:p><text:span text:style-name="T5">Some open questions</text:span></text:p>
          </draw:text-box>
        </draw:frame>
        <draw:rect draw:style-name="gr11" draw:text-style-name="P3" draw:layer="layout" svg:width="1.749cm" svg:height="1.211cm" svg:x="9.461cm" svg:y="8.027cm">
          <text:p/>
        </draw:rect>
        <draw:frame presentation:style-name="pr7" draw:text-style-name="P10" draw:layer="layout" svg:width="25.199cm" svg:height="13.609cm" svg:x="1.443cm" svg:y="4.411cm" presentation:class="subtitle" presentation:user-transformed="true">
          <draw:text-box>
            <text:p text:style-name="P10">One drawback of the Ouroboros architecture</text:p>
            <text:p text:style-name="P10">is that the base <text:s/><text:span text:style-name="T14">inf</text:span> <text:s/>is required at all times (ie, it's a fixed component). <text:s/>Thus <text:s/><text:span text:style-name="T14">inf</text:span> <text:s/>needs to be very efficient.</text:p>
            <text:p text:style-name="P10"/>
            <text:list text:style-name="L1">
              <text:list-item>
                <text:p text:style-name="P10"><text:s text:c="2"/>What kind of logic should be used for <text:s/><text:span text:style-name="T14">inf</text:span> <text:s/>?</text:p>
              </text:list-item>
              <text:list-item>
                <text:p text:style-name="P10"><text:s text:c="2"/>Can we eliminate the base <text:s/><text:span text:style-name="T14">inf</text:span> <text:s/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3d:scene draw:style-name="gr12" svg:width="6.233cm" svg:height="5.92cm" svg:x="10.628cm" svg:y="13.319cm" dr3d:transform="matrix (1 0 0 0 0.939692620785931 0.342020143325607 0 -0.342020143325607 0.939692620785931 0cm 9.77656202665683cm 3.55837757115961cm)" dr3d:vrp="(0 0 32540.8422857143)" dr3d:vpn="(0 0 24107.8422857143)" dr3d:projection="perspective" dr3d:distance="8.433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12736 4215 4664" svg:d="m0-12736v4664h4215v-4664z"/>
        </dr3d:scene>
        <draw:frame draw:style-name="gr14" draw:text-style-name="P11" draw:layer="layout" svg:width="2.721cm" svg:height="1.826cm" svg:x="12.661cm" svg:y="16.026cm">
          <draw:text-box>
            <text:p><text:span text:style-name="T15">KB</text:span></text:p>
          </draw:text-box>
        </draw:frame>
        <draw:rect draw:style-name="gr15" draw:text-style-name="P4" draw:layer="layout" svg:width="4.619cm" svg:height="2.422cm" svg:x="7.354cm" svg:y="5.785cm">
          <text:p text:style-name="P3"><text:span text:style-name="T6">backward</text:span></text:p>
          <text:p text:style-name="P3"><text:span text:style-name="T6">chaining</text:span></text:p>
        </draw:rect>
        <draw:rect draw:style-name="gr15" draw:text-style-name="P4" draw:layer="layout" svg:width="4.619cm" svg:height="2.422cm" svg:x="14.841cm" svg:y="5.785cm">
          <text:p text:style-name="P3"><text:span text:style-name="T6">forward</text:span></text:p>
          <text:p text:style-name="P3"><text:span text:style-name="T6">chaining</text:span></text:p>
        </draw:rect>
        <draw:rect draw:style-name="gr15" draw:text-style-name="P4" draw:layer="layout" svg:width="4.619cm" svg:height="2.422cm" svg:x="21.606cm" svg:y="9.795cm">
          <text:p text:style-name="P3"><text:span text:style-name="T6">inductive</text:span></text:p>
          <text:p text:style-name="P3"><text:span text:style-name="T6">learner</text:span></text:p>
        </draw:rect>
        <draw:rect draw:style-name="gr16" draw:text-style-name="P13" draw:layer="layout" svg:width="4.619cm" svg:height="2.422cm" svg:x="2.153cm" svg:y="9.687cm">
          <text:p text:style-name="P12"><text:span text:style-name="T16">NL</text:span></text:p>
          <text:p text:style-name="P12"><text:span text:style-name="T16">interface</text:span></text:p>
        </draw:rect>
        <draw:frame presentation:style-name="pr4" draw:text-style-name="P2" draw:layer="layout" svg:width="25.199cm" svg:height="3.256cm" svg:x="1.4cm" svg:y="0.962cm" presentation:class="title">
          <draw:text-box>
            <text:p><text:span text:style-name="T5">Minimal architecture</text:span></text:p>
          </draw:text-box>
        </draw:frame>
        <draw:connector draw:style-name="gr17" draw:text-style-name="P3" draw:layer="layout" draw:type="line" svg:x1="5.65cm" svg:y1="13.095cm" svg:x2="9.821cm" svg:y2="15.113cm" svg:d="m5650 13095 4171 2018">
          <text:p/>
        </draw:connector>
        <draw:connector draw:style-name="gr18" draw:text-style-name="P3" draw:layer="layout" draw:type="line" svg:x1="9.194cm" svg:y1="9.014cm" svg:x2="12.197cm" svg:y2="12.332cm" svg:d="m9194 9014 3003 3318">
          <text:p/>
        </draw:connector>
        <draw:connector draw:style-name="gr18" draw:text-style-name="P3" draw:layer="layout" draw:type="line" svg:x1="17.086cm" svg:y1="8.88cm" svg:x2="14.709cm" svg:y2="12.288cm" svg:d="m17086 8880-2377 3408">
          <text:p/>
        </draw:connector>
        <draw:connector draw:style-name="gr18" draw:text-style-name="P3" draw:layer="layout" draw:type="line" svg:x1="21.973cm" svg:y1="12.691cm" svg:x2="17.848cm" svg:y2="15.113cm" svg:d="m21973 12691-4125 2422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5">Full architecture</text:span></text:p>
          </draw:text-box>
        </draw:frame>
        <draw:frame presentation:style-name="pr8" draw:text-style-name="P14" draw:layer="layout" svg:width="22.988cm" svg:height="15.165cm" svg:x="2.993cm" svg:y="4.781cm" presentation:class="subtitle" presentation:user-transformed="true">
          <draw:text-box>
            <text:list text:style-name="L2">
              <text:list-item>
                <text:p text:style-name="P14"><text:span text:style-name="T17"><text:s text:c="2"/></text:span><text:span text:style-name="T17">pattern recognition</text:span></text:p>
              </text:list-item>
              <text:list-item>
                <text:p text:style-name="P14"><text:span text:style-name="T17"><text:s text:c="2"/></text:span><text:span text:style-name="T17">deductive / abductive inference</text:span></text:p>
              </text:list-item>
              <text:list-item>
                <text:p text:style-name="P14"><text:span text:style-name="T17"><text:s text:c="2"/></text:span><text:span text:style-name="T17">fuzzy-probabilistic reasoning</text:span></text:p>
              </text:list-item>
              <text:list-item>
                <text:p text:style-name="P14"><text:span text:style-name="T17"><text:s text:c="2"/></text:span><text:span text:style-name="T17">planning / acting</text:span></text:p>
              </text:list-item>
              <text:list-item>
                <text:p text:style-name="P14"><text:span text:style-name="T17"><text:s text:c="2"/></text:span><text:span text:style-name="T17">natural language</text:span></text:p>
              </text:list-item>
              <text:list-item>
                <text:p text:style-name="P14"><text:span text:style-name="T17"><text:s text:c="2"/></text:span><text:span text:style-name="T17">belief revision / truth maintenance</text:span></text:p>
              </text:list-item>
              <text:list-item>
                <text:p text:style-name="P14"><text:span text:style-name="T17"><text:s text:c="2"/></text:span><text:span text:style-name="T17">inductive learning</text:span></text:p>
              </text:list-item>
              <text:list-item>
                <text:p text:style-name="P14"><text:span text:style-name="T17"><text:s text:c="2"/></text:span><text:span text:style-name="T17">vision / perception</text:span></text:p>
              </text:list-item>
              <text:list-item>
                <text:p text:style-name="P14"><text:span text:style-name="T17"><text:s text:c="2"/></text:span><text:span text:style-name="T17">causality</text:span></text:p>
                <text:p text:style-name="P14"><text:span text:style-name="T18"><text:line-break/></text:span><text:span text:style-name="T13">maybe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9" draw:layer="layout" svg:width="25.199cm" svg:height="17.936cm" svg:x="1.4cm" svg:y="0.837cm" presentation:class="subtitle">
          <draw:text-box>
            <text:p>The rest of the slides are about</text:p>
            <text:p>how to build a <text:span text:style-name="T19">minimalist</text:span> prototype</text:p>
            <text:p>in a short tim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draw:frame presentation:style-name="pr6" draw:text-style-name="P2" draw:layer="layout" svg:width="25.199cm" svg:height="3.507cm" svg:x="1.4cm" svg:y="0.837cm" presentation:class="title">
          <draw:text-box>
            <text:p><text:span text:style-name="T5">NL interface</text:span><text:span text:style-name="T5"><text:line-break/></text:span><text:span text:style-name="T5">(optional)</text:span></text:p>
          </draw:text-box>
        </draw:frame>
        <draw:frame presentation:style-name="pr7" draw:text-style-name="P15" draw:layer="layout" svg:width="16.627cm" svg:height="13.609cm" svg:x="6.198cm" svg:y="4.95cm" presentation:class="subtitle" presentation:user-transformed="true">
          <draw:text-box>
            <text:p><text:span text:style-name="T20">~ 1 week</text:span></text:p>
            <text:p><text:span text:style-name="T20"/></text:p>
            <text:p text:style-name="P10"><text:span text:style-name="T20">1. <text:s/>retarded English grammar</text:span></text:p>
            <text:p text:style-name="P10"><text:span text:style-name="T20">2. <text:s/>generate Geni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4" draw:text-style-name="P2" draw:layer="layout" svg:width="25.199cm" svg:height="3.256cm" svg:x="1.4cm" svg:y="0.962cm" presentation:class="title">
          <draw:text-box>
            <text:p><text:span text:style-name="T5">BC (backward chaining)</text:span></text:p>
          </draw:text-box>
        </draw:frame>
        <draw:frame presentation:style-name="pr7" draw:text-style-name="P15" draw:layer="layout" svg:width="17.81cm" svg:height="13.609cm" svg:x="5.291cm" svg:y="5.128cm" presentation:class="subtitle" presentation:user-transformed="true">
          <draw:text-box>
            <text:p><text:span text:style-name="T20">~ 3-4 weeks</text:span></text:p>
            <text:p><text:span text:style-name="T20"/></text:p>
            <text:p text:style-name="P10"><text:span text:style-name="T20">1. <text:s/>unification</text:span></text:p>
            <text:p text:style-name="P10"><text:span text:style-name="T20">2. <text:s/>best-first search</text:span></text:p>
            <text:p text:style-name="P10"><text:span text:style-name="T20">3. <text:s/>substitution manage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frame presentation:style-name="pr4" draw:text-style-name="P2" draw:layer="layout" svg:width="25.199cm" svg:height="3.256cm" svg:x="1.4cm" svg:y="0.962cm" presentation:class="title">
          <draw:text-box>
            <text:p><text:span text:style-name="T5">DP (deductive planning)</text:span></text:p>
          </draw:text-box>
        </draw:frame>
        <draw:frame presentation:style-name="pr7" draw:text-style-name="P15" draw:layer="layout" svg:width="19.373cm" svg:height="13.609cm" svg:x="4.239cm" svg:y="5.039cm" presentation:class="subtitle" presentation:user-transformed="true">
          <draw:text-box>
            <text:p><text:span text:style-name="T20">~ 3 weeks</text:span></text:p>
            <text:p><text:span text:style-name="T20"/></text:p>
            <text:list text:style-name="L3">
              <text:list-item>
                <text:p text:style-name="P10"><text:span text:style-name="T20">Mostly tuning, no need to code</text:span><text:span text:style-name="T20"><text:line-break/></text:span><text:span text:style-name="T20">(code = deduction)</text:span></text:p>
              </text:list-item>
              <text:list-item>
                <text:p text:style-name="P10"><text:span text:style-name="T20">The problem is how to define actions, goals, et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4" draw:text-style-name="P2" draw:layer="layout" svg:width="25.199cm" svg:height="3.256cm" svg:x="1.4cm" svg:y="0.962cm" presentation:class="title">
          <draw:text-box>
            <text:p><text:span text:style-name="T5">FC (forward chaining)</text:span></text:p>
          </draw:text-box>
        </draw:frame>
        <draw:frame presentation:style-name="pr7" draw:text-style-name="P15" draw:layer="layout" svg:width="25.199cm" svg:height="13.609cm" svg:x="1.4cm" svg:y="5.039cm" presentation:class="subtitle">
          <draw:text-box>
            <text:p><text:span text:style-name="T20">~ 3-4 weeks, but very similar to 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draw:frame presentation:style-name="pr4" draw:text-style-name="P2" draw:layer="layout" svg:width="25.199cm" svg:height="3.256cm" svg:x="1.4cm" svg:y="0.962cm" presentation:class="title">
          <draw:text-box>
            <text:p><text:span text:style-name="T5">Inductive learner</text:span></text:p>
          </draw:text-box>
        </draw:frame>
        <draw:frame presentation:style-name="pr7" draw:text-style-name="P15" draw:layer="layout" svg:width="25.199cm" svg:height="13.609cm" svg:x="1.4cm" svg:y="5.039cm" presentation:class="subtitle">
          <draw:text-box>
            <text:p><text:span text:style-name="T20">~ 2-3 months</text:span></text:p>
            <text:p><text:span text:style-name="T20"/></text:p>
            <text:p><text:span text:style-name="T20">This is the hardest part 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dragon" xlink:href="Pictures/10000000000001E000000168795CAA43.png" xlink:type="simple" xlink:show="embed" xlink:actuate="onLoad"/>
    <draw:fill-image draw:name="if_5f_blue2" draw:display-name="if_blue2" xlink:href="Pictures/1000000000000080000000808A9A94B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ragon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ragon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5-31T22:46:33.51</meta:creation-date>
    <meta:editing-duration>PT71H39M50S</meta:editing-duration>
    <meta:editing-cycles>17</meta:editing-cycles>
    <dc:date>2010-09-03T18:48:12.59</dc:date>
    <dc:creator>King Yin Yan</dc:creator>
    <meta:generator>OpenOffice.org/3.2$Win32 OpenOffice.org_project/320m18$Build-9502</meta:generator>
    <meta:document-statistic meta:object-count="106"/>
  </office:meta>
</office:document-meta>
</file>